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680BA07926A374DD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680BA07926A374DD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Pilatos pergunta a Jesus</text:span></text:p>
            <text:p text:style-name="P3"><text:span text:style-name="T2">(João 18.28-40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56:04.449000000</dc:date>
    <meta:editing-duration>PT2H28M39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